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3055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ro38" style:family="table-row">
      <style:table-row-properties style:row-height="1.60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fo:border="0.06pt solid #000000"/>
    </style:style>
    <style:style style:name="ce3" style:family="table-cell" style:parent-style-name="Default">
      <style:table-cell-properties fo:border="0.06pt solid #000000"/>
    </style:style>
    <style:style style:name="ce4" style:family="table-cell" style:parent-style-name="Default" style:data-style-name="N100">
      <style:table-cell-properties fo:wrap-option="wrap" fo:border="0.06pt solid #000000"/>
      <style:text-properties style:font-weight-asian="normal"/>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fo:border="0.06pt solid #000000"/>
      <style:text-properties style:font-name="Arial" style:font-name-asian="WenQuanYi Zen Hei" style:font-name-complex="Lohit Hindi"/>
    </style:style>
    <style:style style:name="ce7" style:family="table-cell" style:parent-style-name="Default" style:data-style-name="N100">
      <style:table-cell-properties fo:wrap-option="wrap" fo:border="0.06pt solid #0000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fo:font-size="8pt" style:font-size-asian="8pt" style:font-size-complex="8pt"/>
    </style:style>
    <style:style style:name="T10" style:family="text">
      <style:text-properties style:font-name="Arial" style:font-name-asian="WenQuanYi Zen Hei" style:font-name-complex="Lohit Hindi"/>
    </style:style>
    <style:style style:name="T11" style:family="text">
      <style:text-properties style:font-name="Arial" fo:font-weight="bold" style:font-name-asian="WenQuanYi Zen Hei" style:font-weight-asian="bold" style:font-name-complex="Lohit Hindi" style:font-weight-complex="bold"/>
    </style:style>
    <style:style style:name="T12" style:family="text">
      <style:text-properties style:font-name="Arial" fo:font-weight="normal" style:font-name-asian="WenQuanYi Zen Hei" style:font-weight-asian="normal" style:font-name-complex="Lohit Hindi"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1">
          <table:table-cell table:style-name="Default" office:value-type="string">
            <text:p>rluu_20131120: 5 days as 5 years can be interpreted as page numbers also. <text:s/>Pages: 190-194 (inclusive, with pg. 194 being the end to look back from). <text:s/>Pages 165 is where this is mentioned, so the five pages could be: 161-165, inclusive.</text:p>
          </table:table-cell>
          <table:table-cell table:style-name="Default" table:number-columns-repeated="5"/>
          <table:table-cell/>
        </table:table-row>
        <table:table-row table:style-name="ro2">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text:span text:style-name="T1">5 P.M.</text:span>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5"/>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3">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6"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7">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7">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8">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8">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6"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ce3" office:value-type="float" office:value="111">
            <text:p>111</text:p>
          </table:table-cell>
          <table:table-cell table:style-name="ce6" office:value-type="string">
            <text:p>Monday forenoon, [May 30, 1927].</text:p>
          </table:table-cell>
          <table:table-cell table:style-name="ce3"/>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0">
          <table:table-cell/>
          <table:table-cell table:style-name="ce3" office:value-type="float" office:value="111">
            <text:p>111</text:p>
          </table:table-cell>
          <table:table-cell table:style-name="ce6" office:value-type="string">
            <text:p>Monday afternoon, [May 30, 1927].</text:p>
          </table:table-cell>
          <table:table-cell table:style-name="ce3"/>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8">
          <table:table-cell/>
          <table:table-cell table:style-name="ce3" office:value-type="float" office:value="112">
            <text:p>112</text:p>
          </table:table-cell>
          <table:table-cell table:style-name="ce6" office:value-type="string">
            <text:p>Tuesday morning, May 31, [1927]. <text:s/></text:p>
          </table:table-cell>
          <table:table-cell table:style-name="ce3"/>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ce3" office:value-type="float" office:value="112">
            <text:p>112</text:p>
          </table:table-cell>
          <table:table-cell table:style-name="ce6" office:value-type="string">
            <text:p>June 1 or 2, [1927]</text:p>
          </table:table-cell>
          <table:table-cell table:style-name="ce3"/>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ce3" office:value-type="string">
            <text:p>112-113</text:p>
          </table:table-cell>
          <table:table-cell table:style-name="ce6" office:value-type="string">
            <text:p>June 1, [1927].</text:p>
          </table:table-cell>
          <table:table-cell table:style-name="ce3"/>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1">
          <table:table-cell/>
          <table:table-cell table:style-name="ce3" office:value-type="float" office:value="113">
            <text:p>113</text:p>
          </table:table-cell>
          <table:table-cell table:style-name="ce6" office:value-type="string">
            <text:p>Saturday, June 4, [1927].</text:p>
          </table:table-cell>
          <table:table-cell table:style-name="ce3"/>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ce3" table:number-columns-repeated="3"/>
          <table:table-cell table:number-columns-repeated="3"/>
        </table:table-row>
        <table:table-row table:style-name="ro1">
          <table:table-cell/>
          <table:table-cell table:style-name="ce3"/>
          <table:table-cell table:style-name="ce6"/>
          <table:table-cell table:style-name="ce3"/>
          <table:table-cell table:number-columns-repeated="3"/>
        </table:table-row>
        <table:table-row table:style-name="ro9">
          <table:table-cell/>
          <table:table-cell table:style-name="ce3" office:value-type="float" office:value="114">
            <text:p>114</text:p>
          </table:table-cell>
          <table:table-cell table:style-name="ce6" office:value-type="string">
            <text:p>Saturday afternoon, [June 4, 1927].</text:p>
          </table:table-cell>
          <table:table-cell table:style-name="ce3"/>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6" office:value-type="string">
            <text:p>RG has a total working capital of around $25,000 ($4,000 from marie and $10,000 from Mr. K).</text:p>
          </table:table-cell>
          <table:table-cell/>
        </table:table-row>
        <table:table-row table:style-name="ro12">
          <table:table-cell/>
          <table:table-cell table:style-name="ce3" office:value-type="float" office:value="114">
            <text:p>114</text:p>
          </table:table-cell>
          <table:table-cell table:style-name="ce6" office:value-type="string">
            <text:p>Saturday afternoon, [June 4, 1927].</text:p>
          </table:table-cell>
          <table:table-cell table:style-name="ce3"/>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ce3"/>
          <table:table-cell table:style-name="ce6"/>
          <table:table-cell table:style-name="ce3"/>
          <table:table-cell table:number-columns-repeated="3"/>
        </table:table-row>
        <table:table-row table:style-name="ro13">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4">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0">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15">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9">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15">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7">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7">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8">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4">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4">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9">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7">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6" office:value-type="string">
            <text:p>“My God” written 3 times on this page.</text:p>
          </table:table-cell>
          <table:table-cell/>
        </table:table-row>
        <table:table-row table:style-name="ro15">
          <table:table-cell/>
          <table:table-cell office:value-type="string">
            <text:p>121-122</text:p>
          </table:table-cell>
          <table:table-cell table:style-name="ce6"/>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15">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9">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15">
          <table:table-cell/>
          <table:table-cell office:value-type="string">
            <text:p>122</text:p>
          </table:table-cell>
          <table:table-cell table:style-name="ce7"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6" office:value-type="string">
            <text:p>nearly 12 o'clock noon [Sunday, June 5, 1927].</text:p>
          </table:table-cell>
          <table:table-cell/>
          <table:table-cell table:style-name="ce6"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6" office:value-type="string">
            <text:p>nearly 12 o'clock noon [Sunday, June 5, 1927].</text:p>
          </table:table-cell>
          <table:table-cell/>
          <table:table-cell table:style-name="ce6"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15">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1">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8">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3">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4">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1">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4">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1">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3">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9">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0">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9">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10"/></text:p>
            <text:p><text:span text:style-name="T10">Author is T.F.P. or 267.</text:span></text:p>
          </table:table-cell>
          <table:table-cell/>
        </table:table-row>
        <table:table-row table:style-name="ro9">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8">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15">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0">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9">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3">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8">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0">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7">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6" office:value-type="string">
            <text:p>[Words 'discouragement' and 'hopes' add to: <text:span text:style-name="T1">252</text:span>]</text:p>
          </table:table-cell>
          <table:table-cell/>
        </table:table-row>
        <table:table-row table:style-name="ro15">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6" office:value-type="string">
            <text:p>Monday evening [June 6, 1927].</text:p>
          </table:table-cell>
          <table:table-cell/>
          <table:table-cell table:style-name="ce6"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0">
          <table:table-cell/>
          <table:table-cell office:value-type="string">
            <text:p>146</text:p>
          </table:table-cell>
          <table:table-cell table:style-name="ce6"/>
          <table:table-cell/>
          <table:table-cell table:style-name="ce6"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1">
          <table:table-cell/>
          <table:table-cell office:value-type="string">
            <text:p>146-147</text:p>
          </table:table-cell>
          <table:table-cell table:style-name="ce6"/>
          <table:table-cell/>
          <table:table-cell table:style-name="ce6"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6" office:value-type="string">
            <text:p>[Out of order timestamp] Tuesday morning, June 7, 1927</text:p>
          </table:table-cell>
          <table:table-cell/>
          <table:table-cell table:style-name="ce6"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6"/>
          <table:table-cell/>
          <table:table-cell table:style-name="ce6"/>
          <table:table-cell table:number-columns-repeated="2"/>
        </table:table-row>
        <table:table-row table:style-name="ro1">
          <table:table-cell table:number-columns-repeated="7"/>
        </table:table-row>
        <table:table-row table:style-name="ro7">
          <table:table-cell/>
          <table:table-cell office:value-type="string">
            <text:p>140</text:p>
          </table:table-cell>
          <table:table-cell office:value-type="string">
            <text:p>[Inserted]</text:p>
            <text:p/>
            <text:p>Monday afternoon [June 6, 1927].</text:p>
          </table:table-cell>
          <table:table-cell/>
          <table:table-cell table:style-name="ce6"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15">
          <table:table-cell/>
          <table:table-cell office:value-type="string">
            <text:p>148</text:p>
          </table:table-cell>
          <table:table-cell office:value-type="string">
            <text:p>[Inserted]</text:p>
            <text:p/>
            <text:p>Monday afternoon [June 6, 1927]</text:p>
            <text:p/>
          </table:table-cell>
          <table:table-cell/>
          <table:table-cell table:style-name="ce6" office:value-type="string">
            <text:p>He [Mr. K] had followed Robert’s advice and bought Wheat and Cotton on <text:span text:style-name="T3">Monday afternoon […]</text:span></text:p>
          </table:table-cell>
          <table:table-cell table:number-columns-repeated="2"/>
        </table:table-row>
        <table:table-row table:style-name="ro8">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6" office:value-type="string">
            <text:p>About 8:15 [pm, Monday, June 6, 1927]</text:p>
          </table:table-cell>
          <table:table-cell/>
          <table:table-cell table:style-name="ce6"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9">
          <table:table-cell/>
          <table:table-cell office:value-type="string">
            <text:p>148</text:p>
          </table:table-cell>
          <table:table-cell table:style-name="ce6" office:value-type="string">
            <text:p>About 8:15 [pm, Monday, June 6, 1927]</text:p>
          </table:table-cell>
          <table:table-cell/>
          <table:table-cell table:style-name="ce6"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6" office:value-type="string">
            <text:p>After RG had time to think over the matter.</text:p>
          </table:table-cell>
          <table:table-cell/>
          <table:table-cell table:style-name="ce6"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1">
          <table:table-cell/>
          <table:table-cell office:value-type="string">
            <text:p>149</text:p>
          </table:table-cell>
          <table:table-cell table:style-name="ce6" office:value-type="string">
            <text:p>before retiring that night [night of Monday, June 6, 1927]</text:p>
          </table:table-cell>
          <table:table-cell/>
          <table:table-cell table:style-name="ce6"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6"/>
          <table:table-cell/>
          <table:table-cell table:style-name="ce6"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7">
          <table:table-cell/>
          <table:table-cell office:value-type="string">
            <text:p>150</text:p>
          </table:table-cell>
          <table:table-cell table:style-name="ce6"/>
          <table:table-cell/>
          <table:table-cell table:style-name="ce6"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9">
          <table:table-cell/>
          <table:table-cell office:value-type="string">
            <text:p>151</text:p>
          </table:table-cell>
          <table:table-cell table:style-name="ce6" office:value-type="string">
            <text:p>Before RG went to sleep, [Monday night, June 6, 1927].</text:p>
          </table:table-cell>
          <table:table-cell/>
          <table:table-cell table:style-name="ce6"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15">
          <table:table-cell/>
          <table:table-cell office:value-type="string">
            <text:p>132</text:p>
          </table:table-cell>
          <table:table-cell table:style-name="ce6" office:value-type="string">
            <text:p>[Inserted] Monday night [June 6, 1927].</text:p>
          </table:table-cell>
          <table:table-cell/>
          <table:table-cell table:style-name="ce6"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9">
          <table:table-cell/>
          <table:table-cell office:value-type="string">
            <text:p>151-152</text:p>
          </table:table-cell>
          <table:table-cell table:style-name="ce6" office:value-type="string">
            <text:p>“that night” [Monday night, June 6, 1927]</text:p>
          </table:table-cell>
          <table:table-cell/>
          <table:table-cell table:style-name="ce6"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6" office:value-type="string">
            <text:p>[inserted] June 6, 1927.</text:p>
          </table:table-cell>
          <table:table-cell/>
          <table:table-cell table:style-name="ce6"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7">
          <table:table-cell/>
          <table:table-cell office:value-type="string">
            <text:p>148</text:p>
          </table:table-cell>
          <table:table-cell office:value-type="string">
            <text:p>[Inserted] “the next morning” at Opening [Tuesday morning, June 7, 1927] </text:p>
          </table:table-cell>
          <table:table-cell/>
          <table:table-cell table:style-name="ce6"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7">
          <table:table-cell/>
          <table:table-cell office:value-type="string">
            <text:p>147</text:p>
          </table:table-cell>
          <table:table-cell table:style-name="ce6" office:value-type="string">
            <text:p>[Inserted] Tuesday morning at Opening, [June 7, 1927]</text:p>
          </table:table-cell>
          <table:table-cell/>
          <table:table-cell table:style-name="ce6"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6" office:value-type="string">
            <text:p>Tuesday morning [June 7, 1927].</text:p>
          </table:table-cell>
          <table:table-cell/>
          <table:table-cell table:style-name="ce6"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15">
          <table:table-cell table:style-name="ce3"/>
          <table:table-cell/>
          <table:table-cell table:style-name="ce6"/>
          <table:table-cell/>
          <table:table-cell table:style-name="ce6"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6"/>
          <table:table-cell/>
          <table:table-cell table:style-name="ce6"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7">
          <table:table-cell/>
          <table:table-cell office:value-type="string">
            <text:p>153</text:p>
          </table:table-cell>
          <table:table-cell table:style-name="ce6" office:value-type="string">
            <text:p>Letter dated June 7, 1927.</text:p>
          </table:table-cell>
          <table:table-cell/>
          <table:table-cell table:style-name="ce6"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6" office:value-type="string">
            <text:p>Letter dated June 7, 1927.</text:p>
          </table:table-cell>
          <table:table-cell/>
          <table:table-cell table:style-name="ce6"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8">
          <table:table-cell/>
          <table:table-cell office:value-type="string">
            <text:p>155</text:p>
          </table:table-cell>
          <table:table-cell table:style-name="ce6"/>
          <table:table-cell/>
          <table:table-cell table:style-name="ce6" office:value-type="string">
            <text:p>Poem enclosed with RG's letter: "Trouble Brings Friends"</text:p>
            <text:p>[Poem: 24 lines, 157 words]</text:p>
            <text:p/>
          </table:table-cell>
          <table:table-cell table:number-columns-repeated="2"/>
        </table:table-row>
        <table:table-row table:style-name="ro15">
          <table:table-cell office:value-type="string">
            <text:p>13</text:p>
          </table:table-cell>
          <table:table-cell office:value-type="string">
            <text:p>156</text:p>
          </table:table-cell>
          <table:table-cell table:style-name="ce6" office:value-type="string">
            <text:p>“That afternoon after 3:00, when the afternoon newspapers were out.” <text:s/>[Tuesday, June 7, 1927]</text:p>
          </table:table-cell>
          <table:table-cell/>
          <table:table-cell table:style-name="ce6"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15">
          <table:table-cell/>
          <table:table-cell office:value-type="string">
            <text:p>156</text:p>
          </table:table-cell>
          <table:table-cell table:style-name="ce6" office:value-type="string">
            <text:p>Sunset, day was waning [Tuesday, June 7, 1927]. <text:s/></text:p>
          </table:table-cell>
          <table:table-cell/>
          <table:table-cell table:style-name="ce6"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4">
          <table:table-cell/>
          <table:table-cell office:value-type="string">
            <text:p>156-157</text:p>
          </table:table-cell>
          <table:table-cell table:style-name="ce6"/>
          <table:table-cell/>
          <table:table-cell table:style-name="ce6"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8">
          <table:table-cell/>
          <table:table-cell office:value-type="string">
            <text:p>148</text:p>
          </table:table-cell>
          <table:table-cell office:value-type="string">
            <text:p>[Inserted] “the next day” [Tuesday, June 7, 1927] </text:p>
          </table:table-cell>
          <table:table-cell/>
          <table:table-cell table:style-name="ce6"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8">
          <table:table-cell/>
          <table:table-cell office:value-type="string">
            <text:p>152</text:p>
          </table:table-cell>
          <table:table-cell office:value-type="string">
            <text:p>[Inserted] “later in the day” [Tuesday, June 7, 1927].</text:p>
          </table:table-cell>
          <table:table-cell/>
          <table:table-cell table:style-name="ce6"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15">
          <table:table-cell/>
          <table:table-cell office:value-type="string">
            <text:p>148</text:p>
          </table:table-cell>
          <table:table-cell office:value-type="string">
            <text:p>[Inserted] Tuesday evening, [June 7, 1927]</text:p>
          </table:table-cell>
          <table:table-cell/>
          <table:table-cell table:style-name="ce6"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8">
          <table:table-cell/>
          <table:table-cell office:value-type="string">
            <text:p>156</text:p>
          </table:table-cell>
          <table:table-cell office:value-type="string">
            <text:p>[Inserted] [Tuesday] evening, [June 7, 1927]</text:p>
          </table:table-cell>
          <table:table-cell/>
          <table:table-cell table:style-name="ce6"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4"/>
          <table:table-cell table:style-name="ce4" office:value-type="float" office:value="157">
            <text:p>157</text:p>
          </table:table-cell>
          <table:table-cell table:style-name="ce4" office:value-type="string">
            <text:p>Early on Wednesday morning, June 8, [1927].</text:p>
          </table:table-cell>
          <table:table-cell table:style-name="ce4"/>
          <table:table-cell table:style-name="ce4"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4"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1">
          <table:table-cell table:style-name="ce4"/>
          <table:table-cell table:style-name="ce4" office:value-type="string">
            <text:p>157-158</text:p>
          </table:table-cell>
          <table:table-cell table:style-name="ce4" table:number-columns-repeated="2"/>
          <table:table-cell table:style-name="ce4"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4"/>
          <table:table-cell/>
        </table:table-row>
        <table:table-row table:style-name="ro14">
          <table:table-cell/>
          <table:table-cell office:value-type="string">
            <text:p>158</text:p>
          </table:table-cell>
          <table:table-cell table:number-columns-repeated="2"/>
          <table:table-cell table:style-name="ce6"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9">
          <table:table-cell/>
          <table:table-cell office:value-type="string">
            <text:p>158</text:p>
          </table:table-cell>
          <table:table-cell table:number-columns-repeated="2"/>
          <table:table-cell table:style-name="ce6"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6"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6"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4">
          <table:table-cell/>
          <table:table-cell office:value-type="string">
            <text:p>160</text:p>
          </table:table-cell>
          <table:table-cell office:value-type="string">
            <text:p>That night, [Wednesday, June 8, 1927].</text:p>
          </table:table-cell>
          <table:table-cell/>
          <table:table-cell table:style-name="ce6"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23">
          <table:table-cell/>
          <table:table-cell office:value-type="string">
            <text:p>161</text:p>
          </table:table-cell>
          <table:table-cell office:value-type="string">
            <text:p>Early on [Thursday] June 9, [1927]</text:p>
          </table:table-cell>
          <table:table-cell/>
          <table:table-cell table:style-name="ce6" office:value-type="string">
            <text:p>ROBERT GORDON'S 21ST BIRTHDAY </text:p>
            <text:p>Robert arose early on June 9th. Hurried down to the desk to ascertain if any telegrams had come over night or any 'phone calls, but found no telegrams and no messages. It was yet too early for the morning mail. <text:s/>Robert secured the morning papers and saw his personal notices which he had instructed the papers to continue to run. He had added the name of his hotel and telephone number so that Marie could reach him promptly. <text:s/>Somehow he had a feeling that just about 11 or 12 o'clock that day Marie would call at the hotel or he would have some good news from her.</text:p>
            <text:p/>
          </table:table-cell>
          <table:table-cell table:number-columns-repeated="2"/>
        </table:table-row>
        <table:table-row table:style-name="ro25">
          <table:table-cell/>
          <table:table-cell office:value-type="string">
            <text:p>161-162</text:p>
          </table:table-cell>
          <table:table-cell office:value-type="string">
            <text:p>After having breakfast [Thursday, June 9, 1927]</text:p>
          </table:table-cell>
          <table:table-cell/>
          <table:table-cell table:style-name="ce6" office:value-type="string">
            <text:p>After having his breakfast, he waited for the first mail, but there were no letters for him and up to this time no telegrams had been received. He decided to go <text:span text:style-name="T1">down</text:span> to a brokerage office and see how the market opened. Cotton and wheat had advanced the day before and cotton opened higher and was strong this morning, and wheat was also holding up well. Robert found that Major Motors was selling around 203 and he knew that his broker must have sold 500 shares short for him at this price. He figured that Major Motors would not advance above 205 1/2 before it started on a big decline. <text:s/>So he said to himself, "This is going to be a real <text:span text:style-name="T1">happy</text:span> <text:span text:style-name="T1">birthday</text:span>. I am making money fast now in wheat and cotton and will soon be making money in stocks." Right Aeroplane was also strong and his profits were piling up on this. He figured up his profits on Cotton, Wheat and Stocks and<text:span text:style-name="T1"> on this birthday he was worth</text:span> $<text:span text:style-name="T1">30,000</text:span>. <text:s/>The money meant nothing to him. He would gladly give every cent of it to have Marie as a birthday present. <text:s/>His <text:span text:style-name="T1">hopes</text:span> remained high and somehow he felt that he would have Marie as well as the financial <text:span text:style-name="T1">success</text:span>. Just as he was figuring up his profits and thinking about it an old saying came to him: "Lucky at cards, unlucky in love." He wondered if this could be, that he would be lucky in making money in speculation and at the same time unlucky in his love affairs; but <text:span text:style-name="T1">hoped</text:span> and <text:span text:style-name="T1">prayed</text:span> that<text:span text:style-name="T1"> this was the last disappointment in his love affairs</text:span> and that<text:span text:style-name="T1"> this birthday was to be the turning point </text:span>and that some news would come from Marie.</text:p>
          </table:table-cell>
          <table:table-cell office:value-type="string">
            <text:p>This birthday was to be the turning point.</text:p>
          </table:table-cell>
          <table:table-cell/>
        </table:table-row>
        <table:table-row table:style-name="ro15">
          <table:table-cell/>
          <table:table-cell office:value-type="string">
            <text:p>162</text:p>
          </table:table-cell>
          <table:table-cell table:number-columns-repeated="2"/>
          <table:table-cell table:style-name="ce6" office:value-type="string">
            <text:p>He decided to <text:span text:style-name="T1">forget</text:span> about the market as everything was moving along his way and re<text:span text:style-name="T1">turned to the hotel</text:span> to wait for news of Marie. He still had a <text:span text:style-name="T1">hope</text:span> or an <text:span text:style-name="T1">imagination</text:span> that <text:span text:style-name="T1">around 11 or 12 o'clock </text:span>Marie would either come to the <text:span text:style-name="T1">hotel</text:span> or some news from her would be received. Upon re<text:span text:style-name="T1">turn</text:span>ing to the hotel he found no mail and no telegrams or telephone messages awaiting him. </text:p>
          </table:table-cell>
          <table:table-cell table:number-columns-repeated="2"/>
        </table:table-row>
        <table:table-row table:style-name="ro8">
          <table:table-cell/>
          <table:table-cell office:value-type="string">
            <text:p>162</text:p>
          </table:table-cell>
          <table:table-cell office:value-type="string">
            <text:p>11 o'clock [am, Thursday, June 9, 1927].</text:p>
          </table:table-cell>
          <table:table-cell/>
          <table:table-cell table:style-name="ce6" office:value-type="string">
            <text:p>When<text:span text:style-name="T1"> 11 o'clock </text:span>came Robert's mind reverted back to Sunday when he was watching the clock in the Union Station, <text:span text:style-name="T1">hoping</text:span> and <text:span text:style-name="T1">waiting</text:span> for Marie to appear. <text:s/>Robert became a little <text:span text:style-name="T1">restless</text:span> and more than <text:span text:style-name="T1">anxious</text:span> as the <text:span text:style-name="T1">minutes</text:span> went by. </text:p>
          </table:table-cell>
          <table:table-cell office:value-type="string">
            <text:p>Connection to pg. 123. <text:s/>162-123=39.</text:p>
          </table:table-cell>
          <table:table-cell/>
        </table:table-row>
        <table:table-row table:style-name="ro4">
          <table:table-cell/>
          <table:table-cell office:value-type="string">
            <text:p>162-163</text:p>
          </table:table-cell>
          <table:table-cell office:value-type="string">
            <text:p>12 o'clock [pm., Thursday, June 9, 1927].</text:p>
          </table:table-cell>
          <table:table-cell/>
          <table:table-cell table:style-name="ce6" office:value-type="string">
            <text:p><text:span text:style-name="T5">The </text:span><text:span text:style-name="T6">clock struck twelve</text:span><text:span text:style-name="T5"> on his birthday and no Marie and no news from her. </text:span></text:p>
          </table:table-cell>
          <table:table-cell table:number-columns-repeated="2"/>
        </table:table-row>
        <table:table-row table:style-name="ro15">
          <table:table-cell/>
          <table:table-cell office:value-type="string">
            <text:p>162</text:p>
          </table:table-cell>
          <table:table-cell table:style-name="ce6" office:value-type="string">
            <text:p>A few minutes after 12 [o'clock pm., Thursday, June 9, 1927].</text:p>
          </table:table-cell>
          <table:table-cell/>
          <table:table-cell table:style-name="ce6" office:value-type="string">
            <text:p><text:span text:style-name="T6">A few minutes after 12</text:span><text:span text:style-name="T5"> his bell rang and a messenger boy appeared with a telegram. "Ah," Robert thought, "this is from Marie or some news from her." But it was a telegram of </text:span><text:span text:style-name="T6">congratulations</text:span><text:span text:style-name="T5"> from his old pal, Walter, who asked that he convey the </text:span><text:span text:style-name="T6">first</text:span><text:span text:style-name="T5"> news which he received in regard to Marie and stated that he </text:span><text:span text:style-name="T6">hoped</text:span><text:span text:style-name="T8"> </text:span><text:span text:style-name="T6">before the day was over</text:span><text:span text:style-name="T5"> he could </text:span><text:span text:style-name="T6">congratulate</text:span><text:span text:style-name="T5"> Robert on his marriage to Marie. </text:span></text:p>
          </table:table-cell>
          <table:table-cell office:value-type="string">
            <text:p>Actual birthday moment. <text:s/>[See $30,000 mentioned on previous page.]</text:p>
          </table:table-cell>
          <table:table-cell/>
        </table:table-row>
        <table:table-row table:style-name="ro15">
          <table:table-cell/>
          <table:table-cell office:value-type="string">
            <text:p>163</text:p>
          </table:table-cell>
          <table:table-cell office:value-type="string">
            <text:p>A little later in the day [After a few minutes after 12 o'clock p.m., Thursday, June 9, 1927].</text:p>
          </table:table-cell>
          <table:table-cell/>
          <table:table-cell table:style-name="ce6" office:value-type="string">
            <text:p>A little later in the day Robert received a <text:span text:style-name="T1">long</text:span> telegram from Mr. Kennelworth, <text:span text:style-name="T1">congratulating</text:span> him on his birthday and offering words of <text:span text:style-name="T1">encouragement</text:span>, also telling Robert that he expected to leave Texarkana on Friday night, June 10th, and arrive in St. Louis some time in the morning and that Robert should be ready to start with him to New York, as he wanted to be there when Lindbergh arrived. <text:s/></text:p>
          </table:table-cell>
          <table:table-cell table:number-columns-repeated="2"/>
        </table:table-row>
        <table:table-row table:style-name="ro7">
          <table:table-cell/>
          <table:table-cell office:value-type="string">
            <text:p>163</text:p>
          </table:table-cell>
          <table:table-cell office:value-type="string">
            <text:p>A little later in the day [After a few minutes after 12 o'clock p.m., Thursday, June 9, 1927].</text:p>
          </table:table-cell>
          <table:table-cell/>
          <table:table-cell table:style-name="ce6" office:value-type="string">
            <text:p><text:span text:style-name="T5">Robert received another telegram from his mother </text:span><text:span text:style-name="T6">congratulating</text:span><text:span text:style-name="T5"> him on his birthday and wishing him every </text:span><text:span text:style-name="T6">success</text:span><text:span text:style-name="T5"> and </text:span><text:span text:style-name="T6">happiness</text:span><text:span text:style-name="T5">.</text:span></text:p>
          </table:table-cell>
          <table:table-cell table:number-columns-repeated="2"/>
        </table:table-row>
        <table:table-row table:style-name="ro14">
          <table:table-cell/>
          <table:table-cell office:value-type="string">
            <text:p>163</text:p>
          </table:table-cell>
          <table:table-cell office:value-type="string">
            <text:p>2 o'clock [pm, Thursday, June 9, 1927].</text:p>
          </table:table-cell>
          <table:table-cell/>
          <table:table-cell table:style-name="ce6" office:value-type="string">
            <text:p>These messages were very encour<text:span text:style-name="T1">aging </text:span>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text:span text:style-name="T1">Minutes now began to drag slowly</text:span>, as they had on Sunday when Robert had watched the clock and saw his hopes slowly waning. They were now waning again and Robert grew heartsick, but cheered himself with the thought that the day was not over yet. There was plenty of time for Marie to show up.</text:p>
          </table:table-cell>
          <table:table-cell office:value-type="string">
            <text:p>Connection to pg. 123. <text:s/>[12 o'clock noon] Sunday [June 5, 1927]. <text:s/>163-123 = 40. <text:s text:c="2"/>rluu_20130911: I think this is one of the “day”s of the 3 days and 3 nights. <text:s/>The time period difference is 50 hours. <text:s/>50 hours is 750 degrees.</text:p>
          </table:table-cell>
          <table:table-cell/>
        </table:table-row>
        <table:table-row table:style-name="ro9">
          <table:table-cell/>
          <table:table-cell office:value-type="string">
            <text:p>163-164</text:p>
          </table:table-cell>
          <table:table-cell table:number-columns-repeated="2"/>
          <table:table-cell table:style-name="ce6" office:value-type="string">
            <text:p>Robert decided to read awhile to quiet his anxiety. <text:s/>He picked up the book of "Poems That Have Helped Me," and read the "Isle of Long Ago."</text:p>
            <text:p>[Poem "Isle of Long Ago."]</text:p>
            <text:p>[Quotes lines letters: 66 + 35 = 101]</text:p>
            <text:p>["Greenword" quoted on word 282, line 35, 3rd word of line.]</text:p>
            <text:p/>
          </table:table-cell>
          <table:table-cell table:number-columns-repeated="2"/>
        </table:table-row>
        <table:table-row table:style-name="ro30">
          <table:table-cell/>
          <table:table-cell office:value-type="string">
            <text:p>165</text:p>
          </table:table-cell>
          <table:table-cell table:number-columns-repeated="2"/>
          <table:table-cell table:style-name="ce6" office:value-type="string">
            <text:p>It made him realize that on the "river of time" there are many trials, tribulations and disappointments. <text:s/>While he was young in years he had experienced many of them, and it seemed to him that<text:span text:style-name="T1"> the last five days had been five years</text:span>. When he read the lines of the poem: "Sweet voices we heard in the days gone before, when the wind down the river is fair" [66 letters] <text:s/>and "Our eyes are closing in slumber awhile,” [35 letters] he thought of Marie, her beautiful eyes and sweet voice; all the happy things she had ever said; the things that she had written, and like a <text:span text:style-name="T1">voice </text:span>coming across the stillness of the <text:span text:style-name="T1">night</text:span>,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text:span text:style-name="T1">voice</text:span>, but alas it was only a ghost of imagination and no Marie was there and no news of her.</text:p>
          </table:table-cell>
          <table:table-cell office:value-type="string">
            <text:p>LAST 5 DAYS AS 5 YEARS. <text:s text:c="2"/>Marie's <text:span text:style-name="T1">voice</text:span>.</text:p>
          </table:table-cell>
          <table:table-cell/>
        </table:table-row>
        <table:table-row table:style-name="ro33">
          <table:table-cell/>
          <table:table-cell office:value-type="string">
            <text:p>166</text:p>
          </table:table-cell>
          <table:table-cell table:number-columns-repeated="2"/>
          <table:table-cell table:style-name="ce6" office:value-type="string">
            <text:p>Robert<text:span text:style-name="T1"> turn</text:span>ed another page and read: "Crossing the Bar," by Tennyson:</text:p>
            <text:p>[...]</text:p>
            <text:p>He read the last verse several times. <text:s/>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ext:span text:style-name="T1">turn</text:span> to him and he might claim her for his own. Thought of Marie's words, that hope and anticipation are greater than realization, but felt that nothing in the world could give him greater pleasure than the realization of this moment if he could hold Marie in his <text:span text:style-name="T1">arms</text:span>, <text:span text:style-name="T1">kiss</text:span> her sweet lips and hear the sweet words of love she had spoken to him in the past. Robert's<text:span text:style-name="T1"> heart for a moment sank within him</text:span>. It was too much for him. He sobbed and cried like a baby but then he thought of his faith, of God and his power supreme.</text:p>
            <text:p/>
          </table:table-cell>
          <table:table-cell office:value-type="string">
            <text:p>Last verse has 31 words. <text:s/>Pilot, star and hope words in the poem total to 186, which is 31 x 6. <text:s/></text:p>
          </table:table-cell>
          <table:table-cell/>
        </table:table-row>
        <table:table-row table:style-name="ro30">
          <table:table-cell/>
          <table:table-cell office:value-type="string">
            <text:p>166-167</text:p>
          </table:table-cell>
          <table:table-cell table:style-name="ce6" office:value-type="string">
            <text:p>“at the close of another day of disappointment”</text:p>
          </table:table-cell>
          <table:table-cell/>
          <table:table-cell table:style-name="ce6"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world he wanted was Marie. So<text:span text:style-name="T1"> at the close of another day</text:span> of disappointment he felt that there was room for hope and that the future was lined with hopes. He resolved never to waver. Then read "A Psalm of Life" by Longfellow: <text:s/>[...9 verses total...]</text:p>
          </table:table-cell>
          <table:table-cell office:value-type="string">
            <text:p>Close of day of disappointment.</text:p>
          </table:table-cell>
          <table:table-cell/>
        </table:table-row>
        <table:table-row table:style-name="ro30">
          <table:table-cell/>
          <table:table-cell office:value-type="string">
            <text:p>168-169</text:p>
          </table:table-cell>
          <table:table-cell table:number-columns-repeated="2"/>
          <table:table-cell table:style-name="ce6" office:value-type="string">
            <text:p>When he got to the verse </text:p>
            <text:p>[...Verse 6...]</text:p>
            <text:p>Robert now fully realized that he must <text:span text:style-name="T1">trust</text:span> to the future if he intended to live and continue to make a success and complete his discoveries and inventions. He read the last verse slowly and carefully:</text:p>
            <text:p>[...Verse 9...]</text:p>
            <text:p>This sounded much better to Robert. He was willing to learn to <text:span text:style-name="T1">labor and wait</text:span> and felt that if he <text:span text:style-name="T1">waited</text:span> there would be a <text:span text:style-name="T1">reward</text:span>, because Marie had <text:span text:style-name="T1">promised</text:span> him and he knew that Marie would keep her <text:span text:style-name="T1">promise</text:span>, and nothing could ever take from him that hope, that knowledge that Marie would keep her <text:span text:style-name="T1">promise</text:span>.</text:p>
            <text:p/>
          </table:table-cell>
          <table:table-cell table:number-columns-repeated="2"/>
        </table:table-row>
        <table:table-row table:style-name="ro32">
          <table:table-cell/>
          <table:table-cell office:value-type="string">
            <text:p>169</text:p>
          </table:table-cell>
          <table:table-cell office:value-type="string">
            <text:p>“It was now getting late”. <text:s/>“Birthday was passing”.</text:p>
          </table:table-cell>
          <table:table-cell/>
          <table:table-cell table:style-name="ce6" office:value-type="string">
            <text:p>Then he read another little poem: "The Spring of Love."</text:p>
            <text:p/>
            <text:p>A little sun, a little rain,</text:p>
            <text:p>A soft wind blowing from the West,</text:p>
            <text:p>And woods and fields are sweet again</text:p>
            <text:p>And warmth within the mountain's breast</text:p>
            <text:p/>
            <text:p>A little <text:span text:style-name="T1">love</text:span>, a little <text:span text:style-name="T1">trust</text:span>,</text:p>
            <text:p>A soft impulse, a sudden dream,</text:p>
            <text:p>And life as dry as desert dust,</text:p>
            <text:p>Is fresher than a mountain stream.</text:p>
            <text:p/>
            <text:p>He knew that he had great <text:span text:style-name="T1">love</text:span> and great <text:span text:style-name="T1">trust</text:span>, and that that love, and the hope of Marie, would give him ambition and courage to continue on. It was<text:span text:style-name="T1"> now getting late</text:span> and no news had come of Marie. Robert realized his <text:span text:style-name="T1">birthday was passing </text:span>and his <text:span text:style-name="T1">hopes for the present were blasted</text:span>.</text:p>
            <text:p/>
          </table:table-cell>
          <table:table-cell office:value-type="string">
            <text:p>Hopes for the present were blasted.</text:p>
          </table:table-cell>
          <table:table-cell/>
        </table:table-row>
        <table:table-row table:style-name="ro35">
          <table:table-cell/>
          <table:table-cell office:value-type="string">
            <text:p>162-163</text:p>
          </table:table-cell>
          <table:table-cell office:value-type="string">
            <text:p>[Inserted] Before the day was over [The current day is Thursday, June 9, 1927].</text:p>
          </table:table-cell>
          <table:table-cell/>
          <table:table-cell table:style-name="ce6" office:value-type="string">
            <text:p><text:span text:style-name="T5">But it was a telegram of congratulations from his old pal, Walter, who asked that he convey the </text:span><text:span text:style-name="T6">first</text:span><text:span text:style-name="T5"> news which he received in regard to Marie and stated that he </text:span><text:span text:style-name="T7">hoped</text:span><text:span text:style-name="T5"> </text:span><text:span text:style-name="T6">before the day </text:span><text:span text:style-name="T8">[Thursday, June 9, 1927] </text:span><text:span text:style-name="T6">was over</text:span><text:span text:style-name="T5"> he could congratulate Robert on his marriage to Marie. </text:span></text:p>
          </table:table-cell>
          <table:table-cell table:number-columns-repeated="2"/>
        </table:table-row>
        <table:table-row table:style-name="ro17">
          <table:table-cell/>
          <table:table-cell office:value-type="string">
            <text:p>169-170</text:p>
          </table:table-cell>
          <table:table-cell table:number-columns-repeated="2"/>
          <table:table-cell table:style-name="ce6" office:value-type="string">
            <text:p>He read the poem, "Lead Kindly Light":</text:p>
            <text:p>[...]</text:p>
            <text:p>O'er moor and fen, o'er crag and torrent till</text:p>
            <text:p><text:span text:style-name="T1">The night is gone</text:span>;</text:p>
            <text:p>And with the <text:span text:style-name="T1">morn</text:span> those angel faces smile</text:p>
            <text:p>Which I have loved long since, and lost awhile.</text:p>
            <text:p/>
            <text:p>The last few lines of the final verse impressed him strongly. Robert felt that Marie was only lost for awhile and that<text:span text:style-name="T1"> on the coming morning</text:span> he would meet the future with a <text:span text:style-name="T1">smile</text:span>, face it with <text:span text:style-name="T3">hope</text:span>,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ext:p/>
          </table:table-cell>
          <table:table-cell table:number-columns-repeated="2"/>
        </table:table-row>
        <table:table-row table:style-name="ro8">
          <table:table-cell/>
          <table:table-cell office:value-type="string">
            <text:p>170</text:p>
          </table:table-cell>
          <table:table-cell table:number-columns-repeated="2"/>
          <table:table-cell table:style-name="ce6" office:value-type="string">
            <text:p>Robert knew that he would never leave his first love and go back on her, that that was the one love of his life and that it would remain so long as there was life in his body. With this resolve in his heart he decided to face the future with hope.</text:p>
          </table:table-cell>
          <table:table-cell table:number-columns-repeated="2"/>
        </table:table-row>
        <table:table-row table:style-name="ro1">
          <table:table-cell table:number-columns-repeated="4"/>
          <table:table-cell table:style-name="ce6"/>
          <table:table-cell table:number-columns-repeated="2"/>
        </table:table-row>
        <table:table-row table:style-name="ro4">
          <table:table-cell/>
          <table:table-cell office:value-type="string">
            <text:p>109</text:p>
          </table:table-cell>
          <table:table-cell office:value-type="string">
            <text:p>[Inserted] [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23">
          <table:table-cell office:value-type="string">
            <text:p>14</text:p>
          </table:table-cell>
          <table:table-cell office:value-type="string">
            <text:p>171</text:p>
          </table:table-cell>
          <table:table-cell office:value-type="string">
            <text:p>None given, but the text implies it is evening of [Thursday, June 9, 1927].</text:p>
          </table:table-cell>
          <table:table-cell/>
          <table:table-cell office:value-type="string">
            <text:p>Robert bought<text:span text:style-name="T1"> evening </text:span>newspapers and looked over the Financial Page; noted that cotton, wheat and corn had advanced that day. His birthday had indeed been a success, financially, and his<text:span text:style-name="T1"> 21st birthday found him on top of the world</text:span>, but this was not what counted with Robert. The great disappointment was that his <text:span text:style-name="T1">hopes</text:span> for Marie on that day <text:span text:style-name="T1">were blasted</text:span>,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text:p>
          </table:table-cell>
          <table:table-cell office:value-type="string">
            <text:p>21st birthday, Top of the world.</text:p>
          </table:table-cell>
          <table:table-cell/>
        </table:table-row>
        <table:table-row table:style-name="ro14">
          <table:table-cell office:value-type="string">
            <text:p>14</text:p>
          </table:table-cell>
          <table:table-cell office:value-type="string">
            <text:p>171</text:p>
          </table:table-cell>
          <table:table-cell office:value-type="string">
            <text:p>Early on the morning of [Friday, June 10, [1927]]</text:p>
          </table:table-cell>
          <table:table-cell/>
          <table:table-cell office:value-type="string">
            <text:p>Early on the morning of June 10th he called to see <text:span text:style-name="T1">Madam Cleo</text:span>. She told him that he had gone thru a great sorrow but that his sweetheart would return to him in a few days, he should be of good cheer because Marie loved him only; that it had been<text:span text:style-name="T1"> </text:span><text:span text:style-name="T3">a case of nervous indecision</text:span> which had caused Marie to disappear, and that she would return just as suddenly as she had disappeared. <text:s/>Robert felt more <text:span text:style-name="T1">hopeful</text:span> and re<text:span text:style-name="T1">turn</text:span>ed to his <text:span text:style-name="T1">hotel</text:span>, <text:span text:style-name="T1">hoping</text:span> to get some news of Marie. There were no letters or telegrams. <text:s/>He called up the broker's office to find out how cotton and wheat were that morning and found that they were strong and higher. His calculations showed that wheat and cotton should be top for a reaction on June 10th so he wired his broker in New York to sell out his wheat and cotton. Corn was down that morning, so he telegraphed the broker to buy 20,000 bushels of September corn.</text:p>
          </table:table-cell>
          <table:table-cell office:value-type="string">
            <text:p>Madam Cleo.</text:p>
          </table:table-cell>
          <table:table-cell/>
        </table:table-row>
        <table:table-row table:style-name="ro10">
          <table:table-cell/>
          <table:table-cell office:value-type="string">
            <text:p>1<text:span text:style-name="T1">72</text:span></text:p>
          </table:table-cell>
          <table:table-cell office:value-type="string">
            <text:p>After sending the telegram wire to broker in NY. <text:s/>In the storyline, it is currently [Friday, June 10, 1927].</text:p>
          </table:table-cell>
          <table:table-cell/>
          <table:table-cell office:value-type="string">
            <text:p>After sending this telegram, he glanced over the morning paper and saw an advertisement headed, “<text:span text:style-name="T1">Professor O. B. Joyful</text:span>,” Astrologer. Robert eagerly read the advertisement because the name attracted him. And he was looking for something to make him joyful. Professor Joyful’s advertisement stated that “with the science of Astrology, he could tell when success would start, when trouble would end and reveal when marriage would take place.” <text:s/>Robert was a great believer in Astrology because he had found this great science referred to so many times in the Holy Bible. <text:s/>[Bible verses about stars and signs.]</text:p>
          </table:table-cell>
          <table:table-cell table:style-name="ce6" office:value-type="string">
            <text:p>Professor O. B. Joyful</text:p>
          </table:table-cell>
          <table:table-cell/>
        </table:table-row>
        <table:table-row table:style-name="ro9">
          <table:table-cell/>
          <table:table-cell office:value-type="string">
            <text:p>176</text:p>
          </table:table-cell>
          <table:table-cell office:value-type="string">
            <text:p>None given, but in the storyline, it is currently [Friday, June 10, 1927].</text:p>
          </table:table-cell>
          <table:table-cell/>
          <table:table-cell office:value-type="string">
            <text:p>“Discern the end from the beginning”; where Jesus said: “I will judge you in the place of your nativity.” <text:s/>He hastened to the office of Professor O. B. Joyful in the hope that the great science of Astrology would throw some <text:span text:style-name="T1">light</text:span> upon the disappearance of Marie. The secretary told him that the Professor was very busy and as Robert had no appointment, he would have to wait awhile. Glancing around the walls of the office he saw some <text:span text:style-name="T1">beautiful</text:span> cards of poems hanging on the walls.</text:p>
          </table:table-cell>
          <table:table-cell office:value-type="string">
            <text:p>49 pages from pg. 127.</text:p>
          </table:table-cell>
          <table:table-cell/>
        </table:table-row>
        <table:table-row table:style-name="ro38">
          <table:table-cell table:style-name="ce3"/>
          <table:table-cell office:value-type="string">
            <text:p>176</text:p>
          </table:table-cell>
          <table:table-cell office:value-type="string">
            <text:p>None given, but in the storyline, it is currently [Friday, June 10, 1927].</text:p>
          </table:table-cell>
          <table:table-cell/>
          <table:table-cell office:value-type="string">
            <text:p>One was entitled, “The power of Love.” [21 words, 104 letters]. <text:s/>This attracted Robert’s attention:</text:p>
            <text:p><text:span text:style-name="T9">Sunbeams after showers are brightest,</text:span></text:p>
            <text:p><text:span text:style-name="T9">Seeking sorrow is a sin;</text:span></text:p>
            <text:p><text:span text:style-name="T9">Woman’s heart is ever lightest</text:span></text:p>
            <text:p><text:span text:style-name="T9">When love, the jewel, dwells within.</text:span></text:p>
            <text:p>Robert thought that this was a wonderful poem and he knew that it applied to man as well as woman, because his heart was ever light when love dwelled within; knew that it was Marie’s beautiful eyes and the hope of seeing them again, which was guiding him now across the troubled sea of time. He anxiously awaited the time when he could tell his troubles to Professor Joyful, hoping that they would soon be turned into joy.</text:p>
          </table:table-cell>
          <table:table-cell table:number-columns-repeated="2"/>
        </table:table-row>
        <table:table-row table:style-name="ro7">
          <table:table-cell/>
          <table:table-cell office:value-type="string">
            <text:p>176-177</text:p>
          </table:table-cell>
          <table:table-cell office:value-type="string">
            <text:p>None given, but in the storyline, it is currently [Friday, June 10, 1927].</text:p>
          </table:table-cell>
          <table:table-cell/>
          <table:table-cell office:value-type="string">
            <text:p>He read another poem on the wall:</text:p>
            <text:p>[45 words] -- NORAH PERKINS.</text:p>
            <text:p>Robert knew that he was using love every day and it seemed that the Professor had prepared his office to receive those in love.</text:p>
          </table:table-cell>
          <table:table-cell table:number-columns-repeated="2"/>
        </table:table-row>
        <table:table-row table:style-name="ro15">
          <table:table-cell/>
          <table:table-cell office:value-type="string">
            <text:p>177</text:p>
          </table:table-cell>
          <table:table-cell office:value-type="string">
            <text:p>None given, but in the storyline, it is currently [Friday, June 10, 1927].</text:p>
          </table:table-cell>
          <table:table-cell/>
          <table:table-cell office:value-type="string">
            <text:p>Another poem read: </text:p>
            <text:p>[39 words]</text:p>
            <text:p>Robert felt that he had not been stingy with his love for Marie and that he had showered his affection upon her. <text:s/>The Bible said that love begetteth love and he knew if he received as he gave, his reward would be the return of Marie and her love.</text:p>
          </table:table-cell>
          <table:table-cell table:number-columns-repeated="2"/>
        </table:table-row>
        <table:table-row table:style-name="ro14">
          <table:table-cell/>
          <table:table-cell office:value-type="string">
            <text:p>177</text:p>
          </table:table-cell>
          <table:table-cell office:value-type="string">
            <text:p>None given, but in the storyline, it is currently [Friday, June 10, 1927].</text:p>
          </table:table-cell>
          <table:table-cell/>
          <table:table-cell office:value-type="string">
            <text:p><text:span text:style-name="T1">By this time</text:span>, the secretary announced that Professor Joyful was ready to receive him. He entered the Professor’s office, where he met a<text:span text:style-name="T1"> middle-aged man</text:span> whose kindly face indicated that he had sympathy for those in <text:span text:style-name="T1">trouble</text:span>. Robert stated briefly his <text:span text:style-name="T1">troubles</text:span>.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number-columns-repeated="2"/>
        </table:table-row>
        <table:table-row table:style-name="ro10">
          <table:table-cell/>
          <table:table-cell office:value-type="string">
            <text:p>177-178</text:p>
          </table:table-cell>
          <table:table-cell table:number-columns-repeated="2"/>
          <table:table-cell office:value-type="string">
            <text:p>In view of the fact that Venus was separating from a conjunction of Mars on the day he had called to inquire about Marie, the indications were that his sweetheart, Marie, would be separated farther from him rather than come closer to him at this time. <text:s/>He assured Robert that Marie was alive, that no harm had come to her, and that none would, that she was carrying out her own secret plans; was faithful to Robert, and had no other lover. He told Robert that he was a born genius and in the next few years would make a great success in speculation and in the field of aviation.</text:p>
          </table:table-cell>
          <table:table-cell table:number-columns-repeated="2"/>
        </table:table-row>
        <table:table-row table:style-name="ro7">
          <table:table-cell/>
          <table:table-cell office:value-type="string">
            <text:p>178</text:p>
          </table:table-cell>
          <table:table-cell table:number-columns-repeated="2"/>
          <table:table-cell office:value-type="string">
            <text:p>While Robert was disappointed, he felt that this scientific man was telling the truth and decided to take his advice, try to be patient, and to face the future with hope. The Professor told Robert that his horoscope indicated that he would eventually realize all his hopes and ambitions.</text:p>
          </table:table-cell>
          <table:table-cell table:number-columns-repeated="2"/>
        </table:table-row>
        <table:table-row table:style-name="ro23">
          <table:table-cell/>
          <table:table-cell office:value-type="string">
            <text:p>178</text:p>
          </table:table-cell>
          <table:table-cell table:number-columns-repeated="2"/>
          <table:table-cell office:value-type="string">
            <text:p>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New York City was ruled by the sign Cancer, and in view of the fact that the planet Venus, the Goddess of Love,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text:p>
          </table:table-cell>
          <table:table-cell table:number-columns-repeated="2"/>
        </table:table-row>
        <table:table-row table:style-name="ro9">
          <table:table-cell/>
          <table:table-cell office:value-type="string">
            <text:p>178-179</text:p>
          </table:table-cell>
          <table:table-cell table:number-columns-repeated="2"/>
          <table:table-cell office:value-type="string">
            <text:p>He had started the trip with the Moon in the sign Leo, ruling the heart, but it had separated from good aspects and was applying to evil ones. <text:s/>His ruling planet applied to an evil aspect of Uranus, indicating great worries following the starting of this journey. Said that he had planned his marriage for an unfortunate day and that it was better that it did not take place at that time. Assured Robert that there was no doubt about the realizations of his hopes in the future, but that the delay was inevitable.</text:p>
          </table:table-cell>
          <table:table-cell table:number-columns-repeated="2"/>
        </table:table-row>
        <table:table-row table:style-name="ro11">
          <table:table-cell/>
          <table:table-cell office:value-type="string">
            <text:p>179</text:p>
          </table:table-cell>
          <table:table-cell table:number-columns-repeated="2"/>
          <table:table-cell office:value-type="string">
            <text:p>He told him that the clairvoyant who promised that he would find Marie in a few days, was only encouraging his hopes, and that science, which could be depended upon, did not confirm these hopes, or at least the immediate realization of them. There was a possibility of his finding Marie in a foreign state or country or that some news would come to him of her from a great distance. He asked Robert for Marie’s date of birth. Robert told him that he knew she was born on October 6th, but that he was not sure of the year, but he thought it was in 1908. The Professor told him that if this date was correct, it would confirm all that he had told him and indicated a long delay before he would find her.</text:p>
          </table:table-cell>
          <table:table-cell table:number-columns-repeated="2"/>
        </table:table-row>
        <table:table-row table:style-name="ro11">
          <table:table-cell/>
          <table:table-cell office:value-type="string">
            <text:p>179</text:p>
          </table:table-cell>
          <table:table-cell office:value-type="string">
            <text:p>None given, but in the storyline, it is currently [Friday, June 10, 1927].</text:p>
          </table:table-cell>
          <table:table-cell/>
          <table:table-cell office:value-type="string">
            <text:p>Robert returned to his hotel more hopeful and with the firm decision to face the future and carry out his plans, living faithful to Marie. On his arrival at the hotel, he received a telegram from Mr. Kennelworth, reading: </text:p>
            <text:p>[21 words, 103 letters]</text:p>
            <text:p/>
            <text:p>LEAVING ON THE SUNSHINE SPECIAL TONIGHT [June 10, 1927] </text:p>
            <text:p>ARRIVE ST. LOUIS SATURDAY MORNING [June 11, 1927]</text:p>
            <text:p>BE READY TO LEAVE IMMEDIATELY WITH ME FOR NEW YORK.</text:p>
          </table:table-cell>
          <table:table-cell table:number-columns-repeated="2"/>
        </table:table-row>
        <table:table-row table:style-name="ro15">
          <table:table-cell/>
          <table:table-cell office:value-type="string">
            <text:p>180</text:p>
          </table:table-cell>
          <table:table-cell office:value-type="string">
            <text:p>None given, but in the storyline, it is currently [Friday, June 10, 1927].</text:p>
          </table:table-cell>
          <table:table-cell/>
          <table:table-cell office:value-type="string">
            <text:p>Robert was more cheerful after reading this <text:span text:style-name="T1">message</text:span> because 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text:p>
          </table:table-cell>
          <table:table-cell table:number-columns-repeated="2"/>
        </table:table-row>
        <table:table-row table:style-name="ro15">
          <table:table-cell/>
          <table:table-cell office:value-type="string">
            <text:p>180</text:p>
          </table:table-cell>
          <table:table-cell table:number-columns-repeated="2"/>
          <table:table-cell office:value-type="string">
            <text:p>The big reception for Colonel Charles A. Lindbergh was planned and would take place in <text:span text:style-name="T3">New York on Monday, June 13th</text:span>, and he wanted to be there, but every time he thought of anything that would give him happiness or pleasure, he thought of Marie and knew that without her it would not mean as much to him. <text:s/>Still he hoped Marie might appear or that some news of her might be received <text:span text:style-name="T1">before he left.</text:span></text:p>
          </table:table-cell>
          <table:table-cell table:number-columns-repeated="2"/>
        </table:table-row>
        <table:table-row table:style-name="ro9">
          <table:table-cell/>
          <table:table-cell office:value-type="string">
            <text:p>180</text:p>
          </table:table-cell>
          <table:table-cell office:value-type="string">
            <text:p>None given, but in the storyline, it is currently [Friday, June 10, 1927].</text:p>
          </table:table-cell>
          <table:table-cell/>
          <table:table-cell office:value-type="string">
            <text:p>He wanted to see Captain Lindbergh and his plane, “The Spirit of St. Louis,” for Robert was dreaming of the <text:span text:style-name="T1">day</text:span> when he would complete his own great plane according to Ezekiel’s plan. Robert went to his <text:span text:style-name="T1">room</text:span> and spent the <text:span text:style-name="T1">balance of the day </text:span>reading the Bible and working ou<text:span text:style-name="T3">t </text:span><text:span text:style-name="T1">future cycles on wars</text:span>. <text:s/>Figured that great opportunities would come for making money in the Stock and Commodity markets, and that he was going to make a great financial <text:span text:style-name="T3">success</text:span> and carry out his plans.</text:p>
          </table:table-cell>
          <table:table-cell table:number-columns-repeated="2"/>
        </table:table-row>
        <table:table-row table:style-name="ro9">
          <table:table-cell/>
          <table:table-cell office:value-type="string">
            <text:p>179</text:p>
          </table:table-cell>
          <table:table-cell office:value-type="string">
            <text:p>[Inserted] Tonight [June 10, 1927]</text:p>
          </table:table-cell>
          <table:table-cell/>
          <table:table-cell office:value-type="string">
            <text:p>[Inserted] Telegram from Mr. Kennelworth to RG, reading: </text:p>
            <text:p><text:span text:style-name="T10">[21 words, 103 letters]</text:span></text:p>
            <text:p><text:span text:style-name="T10"/></text:p>
            <text:p><text:span text:style-name="T11">LEAVING ON THE SUNSHINE SPECIAL TONIGHT [June 10, 1927] </text:span></text:p>
            <text:p><text:span text:style-name="T10">ARRIVE ST. LOUIS SATURDAY MORNING [June 11, 1927]</text:span></text:p>
            <text:p><text:span text:style-name="T10">BE READY TO LEAVE IMMEDIATELY WITH ME FOR NEW YORK.</text:span></text:p>
          </table:table-cell>
          <table:table-cell table:number-columns-repeated="2"/>
        </table:table-row>
        <table:table-row table:style-name="ro15">
          <table:table-cell/>
          <table:table-cell office:value-type="string">
            <text:p>163</text:p>
          </table:table-cell>
          <table:table-cell office:value-type="string">
            <text:p>[Inserted] Friday night, June 10, [1927].</text:p>
          </table:table-cell>
          <table:table-cell/>
          <table:table-cell table:style-name="ce6"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1">[Mr. K] expected to leave Texarkana on Friday night, June 10th</text:span>, and arrive in St. Louis some time in the morning and that Robert should be ready to start with him to New York, as he wanted to be there when Lindbergh arrived. <text:s/></text:p>
          </table:table-cell>
          <table:table-cell table:number-columns-repeated="2"/>
        </table:table-row>
        <table:table-row table:style-name="ro9">
          <table:table-cell/>
          <table:table-cell office:value-type="string">
            <text:p>179</text:p>
          </table:table-cell>
          <table:table-cell office:value-type="string">
            <text:p>[Inserted] Saturday Morning [June 11, 1927].</text:p>
          </table:table-cell>
          <table:table-cell/>
          <table:table-cell office:value-type="string">
            <text:p>[Inserted] Telegram from Mr. Kennelworth to RG, reading: </text:p>
            <text:p><text:span text:style-name="T10">[21 words, 103 letters]</text:span></text:p>
            <text:p><text:span text:style-name="T10"/></text:p>
            <text:p><text:span text:style-name="T12">LEAVING ON THE SUNSHINE SPECIAL TONIGHT [June 10, 1927] </text:span></text:p>
            <text:p><text:span text:style-name="T11">ARRIVE ST. LOUIS SATURDAY MORNING [June 11, 1927]</text:span></text:p>
            <text:p><text:span text:style-name="T10">BE READY TO LEAVE IMMEDIATELY WITH ME FOR NEW YORK.</text:span></text:p>
          </table:table-cell>
          <table:table-cell table:number-columns-repeated="2"/>
        </table:table-row>
        <table:table-row table:style-name="ro15">
          <table:table-cell/>
          <table:table-cell office:value-type="string">
            <text:p>163</text:p>
          </table:table-cell>
          <table:table-cell office:value-type="string">
            <text:p>[Inserted] Sometime in the morning [Saturday, June 11, 1927].</text:p>
          </table:table-cell>
          <table:table-cell/>
          <table:table-cell table:style-name="ce6"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3">[Mr. K] expected to leave Texarkana on Friday night, June 10th</text:span>, and <text:span text:style-name="T1">arrive in St. Louis some time in the morning</text:span> and that Robert should be ready to start with him to New York, as he wanted to be there when Lindbergh arrived. <text:s/></text:p>
          </table:table-cell>
          <table:table-cell table:number-columns-repeated="2"/>
        </table:table-row>
        <table:table-row table:style-name="ro4">
          <table:table-cell/>
          <table:table-cell office:value-type="string">
            <text:p>112</text:p>
          </table:table-cell>
          <table:table-cell office:value-type="string">
            <text:p>[Inserted] [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15">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6" office:value-type="string">
            <text:p>Mr. Kennelworth said that he planned to leave for New York at the end of the <text:span text:style-name="T1">week</text:span>. Robert then [at about 8:15 pm on Monday, June 6, 1927] decided to stay in St. Louis until he got some definite <text:span text:style-name="T1">word</text:span>, or anyway remain there until Mr. Kennelworth arrived and then go on to New York with him. </text:p>
          </table:table-cell>
          <table:table-cell office:value-type="string">
            <text:p>Count weekly time periods.</text:p>
          </table:table-cell>
          <table:table-cell/>
        </table:table-row>
        <table:table-row table:style-name="ro15">
          <table:table-cell/>
          <table:table-cell office:value-type="string">
            <text:p>180-181</text:p>
          </table:table-cell>
          <table:table-cell office:value-type="string">
            <text:p>[Saturday], June 11, [1927]</text:p>
          </table:table-cell>
          <table:table-cell/>
          <table:table-cell table:style-name="ce6"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communicated with anyone. He told Robert to keep up his courage for he felt sure that all would end well. </text:p>
          </table:table-cell>
          <table:table-cell table:number-columns-repeated="2"/>
        </table:table-row>
        <table:table-row table:style-name="ro14">
          <table:table-cell/>
          <table:table-cell office:value-type="string">
            <text:p>181</text:p>
          </table:table-cell>
          <table:table-cell office:value-type="string">
            <text:p>[Saturday], June 11, [1927]</text:p>
          </table:table-cell>
          <table:table-cell/>
          <table:table-cell table:style-name="ce6" office:value-type="string">
            <text:p><text:span text:style-name="T6">On the train to New York </text:span><text:span text:style-name="T5">they talked of Robert’s </text:span><text:span text:style-name="T6">plans</text:span><text:span text:style-name="T5">.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text:span><text:span text:style-name="T6">love</text:span><text:span text:style-name="T5"> for Marie and his </text:span><text:span text:style-name="T6">faith</text:span><text:span text:style-name="T5"> in her, worry would not bring her back, he said, and he should get down to business, study the Bible, work on his inventions and leave the matter of Marie’s return to the Lord, trusting and believing in Him who knoweth and doeth all things well.</text:span></text:p>
          </table:table-cell>
          <table:table-cell table:number-columns-repeated="2"/>
        </table:table-row>
        <table:table-row table:style-name="ro13">
          <table:table-cell/>
          <table:table-cell office:value-type="string">
            <text:p>181</text:p>
          </table:table-cell>
          <table:table-cell table:number-columns-repeated="2"/>
          <table:table-cell table:style-name="ce6" office:value-type="string">
            <text:p>Told Robert that he was a “doer” and not a dreamer; that he had <text:span text:style-name="T1">demon</text:span>strated the greatest <text:span text:style-name="T1">ability</text:span> of any <text:span text:style-name="T1">young man</text:span> he had ever known. That he had the pep and quoted an epigram, “The pessimist says it can’t be done, the optimist says, let George do it: meanwhile the peptomist has done it.” He said: “Robert, you and Lindbergh are peptomists. You do it while the other fellow <text:span text:style-name="T1">watches</text:span> and <text:span text:style-name="T1">waits</text:span>, or says it can’t be done.”</text:p>
            <text:p>He quoted a poem from Tennyson: [6 lines, 39 words]</text:p>
            <text:p>I cannot hide that some have striven</text:p>
            <text:p>Achieving calm, to whom was given</text:p>
            <text:p>The joy that mixes man with heaven.</text:p>
            <text:p>Who rowing hard against the stream,</text:p>
            <text:p>Saw distant<text:span text:style-name="T1"> gates of Eden</text:span> gleam</text:p>
            <text:p>And did not dream it was a dream.</text:p>
          </table:table-cell>
          <table:table-cell table:number-columns-repeated="2"/>
        </table:table-row>
        <table:table-row table:style-name="ro10">
          <table:table-cell table:style-name="ce3"/>
          <table:table-cell office:value-type="string">
            <text:p>182</text:p>
          </table:table-cell>
          <table:table-cell table:number-columns-repeated="2"/>
          <table:table-cell table:style-name="ce6" office:value-type="string">
            <text:p>“I am sure you are to make your dreams come true. <text:s/>The Bible says: There is nothing better for a man than that he should make his soul enjoy good in his labor. <text:s/><text:span text:style-name="T1">Work</text:span> is the only thing to drown your sorrows. If you go to <text:span text:style-name="T1">work</text:span>, complete your inventions and continue to study, the <text:span text:style-name="T1">troubles</text:span> will disapear. Time will fly lightly by and before you know it, Marie will return to you.” <text:s/>Then Robert repeated a few lines by Dora Greenwald:</text:p>
            <text:p>“Joy is a working thing. It builds up while it enlarges the whole nature. It is the wine to strengthen the heart, to brace it to carry noble enterprise.”</text:p>
          </table:table-cell>
          <table:table-cell table:number-columns-repeated="2"/>
        </table:table-row>
        <table:table-row table:style-name="ro30">
          <table:table-cell/>
          <table:table-cell office:value-type="string">
            <text:p>182</text:p>
          </table:table-cell>
          <table:table-cell table:number-columns-repeated="2"/>
          <table:table-cell table:style-name="ce6" office:value-type="string">
            <text:p>Mr. Kennelworth said, “That is very fine, Robert, but you must <text:span text:style-name="T1">work</text:span> for the <text:span text:style-name="T1">joy</text:span> that is yet to come and your great <text:span text:style-name="T1">love</text:span> for Marie will <text:span text:style-name="T1">strengthen your heart</text:span> and brace you to attain all your aims. Love is the great <text:span text:style-name="T1">power</text:span> behind the universe and it is the greatest of all <text:span text:style-name="T1">powers</text:span>.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jealousies.”</text:p>
          </table:table-cell>
          <table:table-cell office:value-type="string">
            <text:p>Love as greatest Power.</text:p>
          </table:table-cell>
          <table:table-cell/>
        </table:table-row>
        <table:table-row table:style-name="ro15">
          <table:table-cell/>
          <table:table-cell office:value-type="string">
            <text:p>182-183</text:p>
          </table:table-cell>
          <table:table-cell table:number-columns-repeated="2"/>
          <table:table-cell table:style-name="ce6" office:value-type="string">
            <text:p>Robert then showed a poem on “<text:span text:style-name="T1">Love</text:span>” which he had written to Marie and one, <text:span text:style-name="T1">“The Garden of Love,”</text:span> which he had written at the time he and Marie had their first break in 1926. Mr. Kennelworth read these poems and was very much impressed with Robert’s ability as a writer. He said, “Robert, this proves to me that Love brings out the best in a man and that when he finds a good woman his <text:span text:style-name="T1">success</text:span> is assured.”</text:p>
          </table:table-cell>
          <table:table-cell table:number-columns-repeated="2"/>
        </table:table-row>
        <table:table-row table:style-name="ro10">
          <table:table-cell/>
          <table:table-cell office:value-type="string">
            <text:p>183</text:p>
          </table:table-cell>
          <table:table-cell table:number-columns-repeated="2"/>
          <table:table-cell table:style-name="ce6" office:value-type="string">
            <text:p>Robert talked of how he had read the Bible where it said that there eventually would be <text:span text:style-name="T1">one God </text:span>and <text:span text:style-name="T1">one united people</text:span> and that <text:span text:style-name="T1">Love would rule the world</text:span>.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1">plain</text:span> as he understood it, that there would yet be a great war fought in the air, when deadly chemicals would be used and the greater portion of the people on earth would be killed.</text:p>
          </table:table-cell>
          <table:table-cell office:value-type="string">
            <text:p>One God. <text:s/>One united people. <text:s/></text:p>
            <text:p/>
            <text:p>Love rules the world. <text:s/></text:p>
          </table:table-cell>
          <table:table-cell/>
        </table:table-row>
        <table:table-row table:style-name="ro30">
          <table:table-cell/>
          <table:table-cell office:value-type="string">
            <text:p>184</text:p>
          </table:table-cell>
          <table:table-cell table:number-columns-repeated="2"/>
          <table:table-cell table:style-name="ce6" office:value-type="string">
            <text:p>Then would come <text:span text:style-name="T1">peace</text:span>, when<text:span text:style-name="T1"> God would rule the world</text:span> and Love would be the motive behind every act. Then nations would no longer become jealous of each other and go to war. Robert said, “I have made a great study of wars in the past and <text:span text:style-name="T1">how conditions changed;</text:span> how at one time Spain was the mistress of the seas and later Rome was the controlling nation; then England ruled the waves and London was the <text:span text:style-name="T3">banking</text:span> <text:span text:style-name="T3">center of the world.</text:span> Then came the<text:span text:style-name="T1"> great war in 1914 which changed</text:span> <text:span text:style-name="T1">everything</text:span>.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text:span text:style-name="T1">wall</text:span>, the United States,<text:span text:style-name="T1"> the land of love and liberty</text:span>, came to the rescue, helped to defeat the Germans and <text:span text:style-name="T1">saved</text:span> England and France.</text:p>
          </table:table-cell>
          <table:table-cell office:value-type="string">
            <text:p>Peace, when God rules the world.</text:p>
          </table:table-cell>
          <table:table-cell/>
        </table:table-row>
        <table:table-row table:style-name="ro32">
          <table:table-cell/>
          <table:table-cell office:value-type="string">
            <text:p>184</text:p>
          </table:table-cell>
          <table:table-cell table:number-columns-repeated="2"/>
          <table:table-cell table:style-name="ce6" office:value-type="string">
            <text:p>At that time they were seemingly very grateful, but <text:span text:style-name="T1">after the war conditions changed</text:span>.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 England. Some of the foreign countries do not want to pay their obligations and this<text:span text:style-name="T1"> jealousy can lead to nothing else but war</text:span>, as it always has in the past. I hope to be ready when that war comes with my great airplane, and other inventions to help defend my country and later promote a lasting peace based on love and goodwill. <text:s/>The United States began as a<text:span text:style-name="T1"> land of liberty</text:span> and has always set an example for the <text:span text:style-name="T1">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ext:span text:style-name="T1">t we are in a period where cycles will repeat which have caused war in the past.</text:span>”</text:p>
          </table:table-cell>
          <table:table-cell table:number-columns-repeated="2"/>
        </table:table-row>
        <table:table-row table:style-name="ro8">
          <table:table-cell/>
          <table:table-cell office:value-type="string">
            <text:p>184-185</text:p>
          </table:table-cell>
          <table:table-cell office:value-type="string">
            <text:p>Afternoon of [Sunday] June 12, [1927]</text:p>
          </table:table-cell>
          <table:table-cell/>
          <table:table-cell table:style-name="ce6" office:value-type="string">
            <text:p>On the afternoon of June 12th, Mr. Kennelworth and Robert arrived in New York City and were met at the train by Walter. Robert was very happy to meet his dearest friend, and it was <text:span text:style-name="T1">consoling</text:span> to be with him. <text:s/></text:p>
          </table:table-cell>
          <table:table-cell office:value-type="string">
            <text:p>Mr. K and RG arrival in NYC, met at the train by Walter.</text:p>
          </table:table-cell>
          <table:table-cell/>
        </table:table-row>
        <table:table-row table:style-name="ro9">
          <table:table-cell/>
          <table:table-cell office:value-type="string">
            <text:p>185</text:p>
          </table:table-cell>
          <table:table-cell office:value-type="string">
            <text:p>After arrival in NYC.</text:p>
          </table:table-cell>
          <table:table-cell/>
          <table:table-cell table:style-name="ce6" office:value-type="string">
            <text:p>After their arrival, they went to the<text:span text:style-name="T1"> Hotel Vanderbilt</text:span>. <text:s/>Mr. Kennelworth went out to see a friend and left Robert and Walter to chat <text:span text:style-name="T1">alone</text:span>. Robert told Walter of the terrible <text:span text:style-name="T1">sufferings</text:span> he had gone thru since Marie’s disappearance and of his great <text:span text:style-name="T1">disappointment</text:span>. He talked of the <text:span text:style-name="T1">success</text:span> he had made in the market and of the future when he <text:span text:style-name="T1">hoped</text:span> to complete his great invention with the aid of Walter and his knowledge of chemicals and make discoveries which would end war for all times. </text:p>
          </table:table-cell>
          <table:table-cell office:value-type="string">
            <text:p>RG and Walter alone.</text:p>
          </table:table-cell>
          <table:table-cell/>
        </table:table-row>
        <table:table-row table:style-name="ro11">
          <table:table-cell/>
          <table:table-cell office:value-type="string">
            <text:p>185</text:p>
          </table:table-cell>
          <table:table-cell office:value-type="string">
            <text:p>Immediately after talking of his future plans.</text:p>
          </table:table-cell>
          <table:table-cell/>
          <table:table-cell table:style-name="ce6" office:value-type="string">
            <text:p>But immediately after talking of his future plans his mind would revert back to Marie and he would <text:span text:style-name="T1">start</text:span> talking about her and bemoaning the <text:span text:style-name="T1">fact</text:span> that without her he could not go on in the future. Walter told him to forget about her -- that time would bring <text:span text:style-name="T1">changes</text:span> and that he would find another girl who would take the place of Marie. Robert was indignant and told Walter that time would never <text:span text:style-name="T1">change</text:span> him; that he would remain <text:span text:style-name="T1">faithful</text:span> to Marie until death, no matter if he never <text:span text:style-name="T1">heard</text:span> of her again. Walter said that Marie was too young to know her own mind and was probably in love with someone else, or thought she was, which accounted for her sudden <text:span text:style-name="T1">change</text:span> and <text:span text:style-name="T1">disappearance</text:span> from the train.</text:p>
          </table:table-cell>
          <table:table-cell table:number-columns-repeated="2"/>
        </table:table-row>
        <table:table-row table:style-name="ro13">
          <table:table-cell/>
          <table:table-cell office:value-type="string">
            <text:p>185-186</text:p>
          </table:table-cell>
          <table:table-cell table:number-columns-repeated="2"/>
          <table:table-cell table:style-name="ce6" office:value-type="string">
            <text:p>Robert then showed him the letter which he found in his pocket<text:span text:style-name="T1"> the morning that Marie disappeared.</text:span> <text:s/>Walter read it.</text:p>
            <text:p>[Myseterious letter with punctuation changes and</text:p>
            <text:p>9 lines instead of the original 8.]</text:p>
            <text:p>Walter said: “This is certainly a <text:span text:style-name="T1">mysterious</text:span> letter. I don’t understand it and I don’t suppose Marie did either. There is nothing in this letter to explain whether she was leaving you or not, or why or where she was going or anything about it. Now, Robert, don’t you understand real love could never act like that or write like that? There is some <text:span text:style-name="T1">secret</text:span> behind all this and my opinion is that <text:span text:style-name="T1">there is another man in the case</text:span>.” But Robert refused to listen to any such reasoning. His faith in Marie was unshaken. His love for her was great enough to <text:span text:style-name="T1">understand</text:span>, to have <text:span text:style-name="T1">patience</text:span> and <text:span text:style-name="T1">wait</text:span>. <text:s/>Marie could or would do no wrong, and no amount of evidence would ever <text:span text:style-name="T1">change</text:span> him.</text:p>
          </table:table-cell>
          <table:table-cell table:number-columns-repeated="2"/>
        </table:table-row>
        <table:table-row table:style-name="ro23">
          <table:table-cell/>
          <table:table-cell office:value-type="string">
            <text:p>186</text:p>
          </table:table-cell>
          <table:table-cell office:value-type="string">
            <text:p>After dinner [Sunday, June 12, 1927]</text:p>
          </table:table-cell>
          <table:table-cell/>
          <table:table-cell table:style-name="ce6" office:value-type="string">
            <text:p>Mr. Kennelworth returned to the hotel and after dinner told Robert that he wanted to have a confidential chat with his <text:span text:style-name="T1">son</text:span>, Walter. Robert decided to go out for a walk and see the city. When they were <text:span text:style-name="T1">alone</text:span>, Walter told his father that he had had a<text:span text:style-name="T1"> long talk</text:span> with Robert and that his <text:span text:style-name="T1">mind</text:span> was on nothing but Marie. His father said: “The only thing to do is to <text:span text:style-name="T1">help</text:span> Robert get interested in his <text:span text:style-name="T1">work</text:span> so that he will <text:span text:style-name="T1">forget</text:span> about Marie. That is the best thing for him at present. The great love that he has for her will be the incentive to spur him on to success and help him realize his ambitions. <text:s/>Love is the greatest thing in the world and without it men would not get very far. It brings out the noble and better qualities in a man and should always be encouraged.”</text:p>
          </table:table-cell>
          <table:table-cell office:value-type="string">
            <text:p>Mr. K and Walter alone.</text:p>
          </table:table-cell>
          <table:table-cell/>
        </table:table-row>
        <table:table-row table:style-name="ro8">
          <table:table-cell office:value-type="string">
            <text:p>TODO: <text:s/>continue here.</text:p>
          </table:table-cell>
          <table:table-cell table:number-columns-repeated="3"/>
          <table:table-cell table:style-name="ce6"/>
          <table:table-cell table:number-columns-repeated="2"/>
        </table:table-row>
        <table:table-row table:style-name="ro1" table:number-rows-repeated="4">
          <table:table-cell table:number-columns-repeated="4"/>
          <table:table-cell table:style-name="ce6"/>
          <table:table-cell table:number-columns-repeated="2"/>
        </table:table-row>
        <table:table-row table:style-name="ro15">
          <table:table-cell/>
          <table:table-cell office:value-type="string">
            <text:p>180</text:p>
          </table:table-cell>
          <table:table-cell office:value-type="string">
            <text:p>[Inserted] Monday, June 13, [1927].</text:p>
          </table:table-cell>
          <table:table-cell/>
          <table:table-cell office:value-type="string">
            <text:p>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text:s/>Still he hoped Marie might appear or that some news of her might be received before he left.</text:p>
          </table:table-cell>
          <table:table-cell table:number-columns-repeated="2"/>
        </table:table-row>
        <table:table-row table:style-name="ro1">
          <table:table-cell table:number-columns-repeated="5"/>
          <table:table-cell table:style-name="ce6"/>
          <table:table-cell/>
        </table:table-row>
        <table:table-row table:style-name="ro1" table:number-rows-repeated="38">
          <table:table-cell table:number-columns-repeated="7"/>
        </table:table-row>
        <table:table-row table:style-name="ro1" table:number-rows-repeated="9">
          <table:table-cell table:style-name="ce5" table:number-columns-repeated="6"/>
          <table:table-cell/>
        </table:table-row>
        <table:table-row table:style-name="ro1">
          <table:table-cell table:style-name="ce5" table:number-columns-repeated="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X="1" style:scale-to-Y="3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T15:03: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4-02-11T15:26:14</dc:date>
    <dc:creator>Ryan </dc:creator>
    <meta:editing-duration>P6DT13H15M10S</meta:editing-duration>
    <meta:editing-cycles>28</meta:editing-cycles>
    <meta:printed-by>Ryan </meta:printed-by>
    <meta:print-date>2014-02-11T15:25:01</meta:print-date>
    <meta:document-statistic meta:table-count="1" meta:cell-count="548" meta:object-count="0"/>
  </office:meta>
</office:document-meta>
</file>